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CAJIMA ENCALADA, JULISSA DEL CARMEN}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NCAJIMA ENCALADA, JULISSA DEL CARME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282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09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